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2:'1. Funktion'.G2 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2:'1. Funktion'.O2 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2:'1. Funktion'.V2 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2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2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8.999cm" svg:x="0.003cm" svg:y="0.272cm">
              <draw:object draw:notify-on-update-of-ranges="'1. Funktion'.G39:'1. Funktion'.G39 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2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2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8.99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636">
            <text:p>1,0636</text:p>
          </table:table-cell>
          <table:table-cell table:style-name="ce2" table:formula="of:=SUM([.D32:.D36])/5" office:value-type="float" office:value="0.531764">
            <text:p>0,531764</text:p>
          </table:table-cell>
          <table:table-cell table:style-name="ce2" table:formula="of:=SUM([.E32:.E36])/5" office:value-type="float" office:value="0.2434922">
            <text:p>0,2434922</text:p>
          </table:table-cell>
          <table:table-cell table:style-name="ce2" table:formula="of:=SUM([.F32:.F36])/5" office:value-type="float" office:value="0.6906042">
            <text:p>0,6906042</text:p>
          </table:table-cell>
          <table:table-cell table:style-name="ce2" table:formula="of:=SUM([.G32:.G36])/5" office:value-type="float" office:value="0.3505422">
            <text:p>0,3505422</text:p>
          </table:table-cell>
          <table:table-cell table:style-name="ce3" table:formula="of:=[.M9]/[.N9]" office:value-type="float" office:value="0.352578510237847">
            <text:p>0,353</text:p>
          </table:table-cell>
          <table:table-cell table:style-name="ce3" table:formula="of:=[.O9]/[.N9]" office:value-type="float" office:value="0.507587703636902">
            <text:p>0,508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934">
            <text:p>0,9934</text:p>
          </table:table-cell>
          <table:table-cell table:style-name="ce2" table:formula="of:=SUM([.D37:.D41])/5" office:value-type="float" office:value="0.248342">
            <text:p>0,248342</text:p>
          </table:table-cell>
          <table:table-cell table:style-name="ce2" table:formula="of:=SUM([.E37:.E41])/5" office:value-type="float" office:value="0.4480106">
            <text:p>0,4480106</text:p>
          </table:table-cell>
          <table:table-cell table:style-name="ce2" table:formula="of:=SUM([.F37:.F41])/5" office:value-type="float" office:value="0.7472796">
            <text:p>0,7472796</text:p>
          </table:table-cell>
          <table:table-cell table:style-name="ce2" table:formula="of:=SUM([.G37:.G41])/5" office:value-type="float" office:value="0.167131">
            <text:p>0,167131</text:p>
          </table:table-cell>
          <table:table-cell table:style-name="ce3" table:formula="of:=[.M10]/[.N10]" office:value-type="float" office:value="0.599522053057517">
            <text:p>0,600</text:p>
          </table:table-cell>
          <table:table-cell table:style-name="ce3" table:formula="of:=[.O10]/[.N10]" office:value-type="float" office:value="0.22365256592044">
            <text:p>0,224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0.992">
            <text:p>0,992</text:p>
          </table:table-cell>
          <table:table-cell table:style-name="ce2" table:formula="of:=SUM([.D42:.D46])/5" office:value-type="float" office:value="0.124004">
            <text:p>0,124004</text:p>
          </table:table-cell>
          <table:table-cell table:style-name="ce2" table:formula="of:=SUM([.E42:.E46])/5" office:value-type="float" office:value="0.520252">
            <text:p>0,520252</text:p>
          </table:table-cell>
          <table:table-cell table:style-name="ce2" table:formula="of:=SUM([.F42:.F46])/5" office:value-type="float" office:value="0.742363">
            <text:p>0,742363</text:p>
          </table:table-cell>
          <table:table-cell table:style-name="ce2" table:formula="of:=SUM([.G42:.G46])/5" office:value-type="float" office:value="0.0795354">
            <text:p>0,0795354</text:p>
          </table:table-cell>
          <table:table-cell table:style-name="ce3" table:formula="of:=[.M11]/[.N11]" office:value-type="float" office:value="0.700805401131253">
            <text:p>0,701</text:p>
          </table:table-cell>
          <table:table-cell table:style-name="ce3" table:formula="of:=[.O11]/[.N11]" office:value-type="float" office:value="0.107138152090015">
            <text:p>0,107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0.9316">
            <text:p>0,9316</text:p>
          </table:table-cell>
          <table:table-cell table:formula="of:=SUM([.D47:.D51])/5" office:value-type="float" office:value="0.093164">
            <text:p>0,093164</text:p>
          </table:table-cell>
          <table:table-cell table:formula="of:=SUM([.E47:.E51])/5" office:value-type="float" office:value="0.606115">
            <text:p>0,606115</text:p>
          </table:table-cell>
          <table:table-cell table:formula="of:=SUM([.F47:.F51])/5" office:value-type="float" office:value="0.8120856">
            <text:p>0,8120856</text:p>
          </table:table-cell>
          <table:table-cell table:formula="of:=SUM([.G47:.G51])/5" office:value-type="float" office:value="0.0624814">
            <text:p>0,0624814</text:p>
          </table:table-cell>
          <table:table-cell table:style-name="ce3" table:formula="of:=[.M12]/[.N12]" office:value-type="float" office:value="0.746368363138073">
            <text:p>0,746</text:p>
          </table:table-cell>
          <table:table-cell table:style-name="ce3" table:formula="of:=[.O12]/[.N12]" office:value-type="float" office:value="0.0769394260900575">
            <text:p>0,077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3164">
            <text:p>0,3164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2874">
            <text:p>0,2874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4">
            <text:p>0,037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2">
            <text:p>1,062</text:p>
          </table:table-cell>
          <table:table-cell office:value-type="float" office:value="0.53099">
            <text:p>0,53099</text:p>
          </table:table-cell>
          <table:table-cell office:value-type="float" office:value="0.244426">
            <text:p>0,244426</text:p>
          </table:table-cell>
          <table:table-cell office:value-type="float" office:value="0.692199">
            <text:p>0,692199</text:p>
          </table:table-cell>
          <table:table-cell office:value-type="float" office:value="0.350765">
            <text:p>0,35076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2861">
            <text:p>0,242861</text:p>
          </table:table-cell>
          <table:table-cell office:value-type="float" office:value="0.690612">
            <text:p>0,690612</text:p>
          </table:table-cell>
          <table:table-cell office:value-type="float" office:value="0.351038">
            <text:p>0,35103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56">
            <text:p>0,53256</text:p>
          </table:table-cell>
          <table:table-cell office:value-type="float" office:value="0.242123">
            <text:p>0,242123</text:p>
          </table:table-cell>
          <table:table-cell office:value-type="float" office:value="0.689302">
            <text:p>0,689302</text:p>
          </table:table-cell>
          <table:table-cell office:value-type="float" office:value="0.350214">
            <text:p>0,35021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54">
            <text:p>0,53354</text:p>
          </table:table-cell>
          <table:table-cell office:value-type="float" office:value="0.242117">
            <text:p>0,242117</text:p>
          </table:table-cell>
          <table:table-cell office:value-type="float" office:value="0.689149">
            <text:p>0,689149</text:p>
          </table:table-cell>
          <table:table-cell office:value-type="float" office:value="0.351074">
            <text:p>0,35107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59">
            <text:p>1,059</text:p>
          </table:table-cell>
          <table:table-cell office:value-type="float" office:value="0.52944">
            <text:p>0,52944</text:p>
          </table:table-cell>
          <table:table-cell office:value-type="float" office:value="0.245934">
            <text:p>0,245934</text:p>
          </table:table-cell>
          <table:table-cell office:value-type="float" office:value="0.691759">
            <text:p>0,691759</text:p>
          </table:table-cell>
          <table:table-cell office:value-type="float" office:value="0.34962">
            <text:p>0,3496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  <table:table-cell office:value-type="float" office:value="0.25243">
            <text:p>0,25243</text:p>
          </table:table-cell>
          <table:table-cell office:value-type="float" office:value="0.437282">
            <text:p>0,437282</text:p>
          </table:table-cell>
          <table:table-cell office:value-type="float" office:value="0.735469">
            <text:p>0,735469</text:p>
          </table:table-cell>
          <table:table-cell office:value-type="float" office:value="0.167364">
            <text:p>0,16736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4">
            <text:p>0,994</text:p>
          </table:table-cell>
          <table:table-cell office:value-type="float" office:value="0.24847">
            <text:p>0,24847</text:p>
          </table:table-cell>
          <table:table-cell office:value-type="float" office:value="0.446133">
            <text:p>0,446133</text:p>
          </table:table-cell>
          <table:table-cell office:value-type="float" office:value="0.748259">
            <text:p>0,748259</text:p>
          </table:table-cell>
          <table:table-cell office:value-type="float" office:value="0.167505">
            <text:p>0,16750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5">
            <text:p>0,24705</text:p>
          </table:table-cell>
          <table:table-cell office:value-type="float" office:value="0.45121">
            <text:p>0,45121</text:p>
          </table:table-cell>
          <table:table-cell office:value-type="float" office:value="0.750755">
            <text:p>0,750755</text:p>
          </table:table-cell>
          <table:table-cell office:value-type="float" office:value="0.166972">
            <text:p>0,16697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4">
            <text:p>0,994</text:p>
          </table:table-cell>
          <table:table-cell office:value-type="float" office:value="0.24849">
            <text:p>0,24849</text:p>
          </table:table-cell>
          <table:table-cell office:value-type="float" office:value="0.447627">
            <text:p>0,447627</text:p>
          </table:table-cell>
          <table:table-cell office:value-type="float" office:value="0.745257">
            <text:p>0,745257</text:p>
          </table:table-cell>
          <table:table-cell office:value-type="float" office:value="0.166843">
            <text:p>0,166843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1">
            <text:p>0,981</text:p>
          </table:table-cell>
          <table:table-cell office:value-type="float" office:value="0.24527">
            <text:p>0,24527</text:p>
          </table:table-cell>
          <table:table-cell office:value-type="float" office:value="0.457801">
            <text:p>0,457801</text:p>
          </table:table-cell>
          <table:table-cell office:value-type="float" office:value="0.756658">
            <text:p>0,756658</text:p>
          </table:table-cell>
          <table:table-cell office:value-type="float" office:value="0.166971">
            <text:p>0,166971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7">
            <text:p>1,017</text:p>
          </table:table-cell>
          <table:table-cell office:value-type="float" office:value="0.12715">
            <text:p>0,12715</text:p>
          </table:table-cell>
          <table:table-cell office:value-type="float" office:value="0.501161">
            <text:p>0,501161</text:p>
          </table:table-cell>
          <table:table-cell office:value-type="float" office:value="0.722732">
            <text:p>0,722732</text:p>
          </table:table-cell>
          <table:table-cell office:value-type="float" office:value="0.07916">
            <text:p>0,0791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0.997">
            <text:p>0,997</text:p>
          </table:table-cell>
          <table:table-cell office:value-type="float" office:value="0.12461">
            <text:p>0,12461</text:p>
          </table:table-cell>
          <table:table-cell office:value-type="float" office:value="0.516794">
            <text:p>0,516794</text:p>
          </table:table-cell>
          <table:table-cell office:value-type="float" office:value="0.738709">
            <text:p>0,738709</text:p>
          </table:table-cell>
          <table:table-cell office:value-type="float" office:value="0.07967">
            <text:p>0,07967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0.981">
            <text:p>0,981</text:p>
          </table:table-cell>
          <table:table-cell office:value-type="float" office:value="0.12267">
            <text:p>0,12267</text:p>
          </table:table-cell>
          <table:table-cell office:value-type="float" office:value="0.526979">
            <text:p>0,526979</text:p>
          </table:table-cell>
          <table:table-cell office:value-type="float" office:value="0.749692">
            <text:p>0,749692</text:p>
          </table:table-cell>
          <table:table-cell office:value-type="float" office:value="0.079485">
            <text:p>0,07948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0.993">
            <text:p>0,993</text:p>
          </table:table-cell>
          <table:table-cell office:value-type="float" office:value="0.12415">
            <text:p>0,12415</text:p>
          </table:table-cell>
          <table:table-cell office:value-type="float" office:value="0.520051">
            <text:p>0,520051</text:p>
          </table:table-cell>
          <table:table-cell office:value-type="float" office:value="0.741499">
            <text:p>0,741499</text:p>
          </table:table-cell>
          <table:table-cell office:value-type="float" office:value="0.079706">
            <text:p>0,079706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0.972">
            <text:p>0,972</text:p>
          </table:table-cell>
          <table:table-cell office:value-type="float" office:value="0.12144">
            <text:p>0,12144</text:p>
          </table:table-cell>
          <table:table-cell office:value-type="float" office:value="0.536275">
            <text:p>0,536275</text:p>
          </table:table-cell>
          <table:table-cell office:value-type="float" office:value="0.759183">
            <text:p>0,759183</text:p>
          </table:table-cell>
          <table:table-cell office:value-type="float" office:value="0.079656">
            <text:p>0,079656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0.724">
            <text:p>0,724</text:p>
          </table:table-cell>
          <table:table-cell office:value-type="float" office:value="0.07243">
            <text:p>0,07243</text:p>
          </table:table-cell>
          <table:table-cell office:value-type="float" office:value="0.829896">
            <text:p>0,829896</text:p>
          </table:table-cell>
          <table:table-cell office:value-type="float" office:value="1.035524">
            <text:p>1,035524</text:p>
          </table:table-cell>
          <table:table-cell office:value-type="float" office:value="0.06218">
            <text:p>0,06218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0.871">
            <text:p>0,871</text:p>
          </table:table-cell>
          <table:table-cell office:value-type="float" office:value="0.08709">
            <text:p>0,08709</text:p>
          </table:table-cell>
          <table:table-cell office:value-type="float" office:value="0.647002">
            <text:p>0,647002</text:p>
          </table:table-cell>
          <table:table-cell office:value-type="float" office:value="0.85255">
            <text:p>0,85255</text:p>
          </table:table-cell>
          <table:table-cell office:value-type="float" office:value="0.062433">
            <text:p>0,062433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3">
            <text:p>1,03</text:p>
          </table:table-cell>
          <table:table-cell office:value-type="float" office:value="0.10301">
            <text:p>0,10301</text:p>
          </table:table-cell>
          <table:table-cell office:value-type="float" office:value="0.51136">
            <text:p>0,51136</text:p>
          </table:table-cell>
          <table:table-cell office:value-type="float" office:value="0.717864">
            <text:p>0,717864</text:p>
          </table:table-cell>
          <table:table-cell office:value-type="float" office:value="0.062543">
            <text:p>0,062543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33">
            <text:p>0,10133</text:p>
          </table:table-cell>
          <table:table-cell office:value-type="float" office:value="0.523334">
            <text:p>0,523334</text:p>
          </table:table-cell>
          <table:table-cell office:value-type="float" office:value="0.7298">
            <text:p>0,7298</text:p>
          </table:table-cell>
          <table:table-cell office:value-type="float" office:value="0.062671">
            <text:p>0,062671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">
            <text:p>1,02</text:p>
          </table:table-cell>
          <table:table-cell office:value-type="float" office:value="0.10196">
            <text:p>0,10196</text:p>
          </table:table-cell>
          <table:table-cell office:value-type="float" office:value="0.518983">
            <text:p>0,518983</text:p>
          </table:table-cell>
          <table:table-cell office:value-type="float" office:value="0.72469">
            <text:p>0,72469</text:p>
          </table:table-cell>
          <table:table-cell office:value-type="float" office:value="0.06258">
            <text:p>0,0625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284">
            <text:p>0,284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428">
            <text:p>0,428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268">
            <text:p>0,268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283">
            <text:p>0,283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9">
            <text:p>0,319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27">
            <text:p>0,27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241">
            <text:p>0,241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252">
            <text:p>0,252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335">
            <text:p>0,335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339">
            <text:p>0,339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23:2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23:25:22.66</dc:date>
    <meta:generator>OpenOffice.org/3.4.1$Win32 OpenOffice.org_project/341m1$Build-9593</meta:generator>
    <meta:editing-duration>PT8H31M40S</meta:editing-duration>
    <meta:editing-cycles>35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79cm" svg:y="0.385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2:'1. Funktion'.J14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Anteil Phase 1 in %</text:p>
        </chart:title>
        <chart:legend chart:legend-position="end" svg:x="12.063cm" svg:y="3.664cm" style:legend-expansion="high" chart:style-name="ch3"/>
        <chart:plot-area chart:style-name="ch4" table:cell-range-address="MPI.J3:MPI.J8 MPI.I46:MPI.I48 MPI.Q3:MPI.Q20" chart:data-source-has-labels="both" svg:x="0.77cm" svg:y="1.635cm" svg:width="10.653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Q3:MPI.Q8" chart:label-cell-address="MPI.I46:MPI.I46" chart:class="chart:line">
            <chart:data-point chart:repeated="6"/>
          </chart:series>
          <chart:series chart:style-name="ch9" chart:values-cell-range-address="MPI.Q9:MPI.Q14" chart:label-cell-address="MPI.I47:MPI.I47" chart:class="chart:line">
            <chart:data-point chart:repeated="6"/>
          </chart:series>
          <chart:series chart:style-name="ch10" chart:values-cell-range-address="MPI.Q15:MPI.Q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7587703636902">
                <text:p>0.507587703636902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2365256592044">
                <text:p>0.22365256592044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7138152090015">
                <text:p>0.107138152090015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5046687627901">
                <text:p>0.0485046687627901</text:p>
              </table:table-cell>
              <table:table-cell office:value-type="float" office:value="0.0769394260900575">
                <text:p>0.0769394260900575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69543541042143">
                <text:p>0.0169543541042143</text:p>
              </table:table-cell>
              <table:table-cell office:value-type="float" office:value="0.0146889542297902">
                <text:p>0.0146889542297902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943129623206916">
                <text:p>0.00943129623206916</text:p>
              </table:table-cell>
              <table:table-cell office:value-type="float" office:value="0.010882191554201">
                <text:p>0.010882191554201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2:'1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4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6cm" svg:y="0.419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6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2:'2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6cm" svg:y="0.48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2:'1. Funktion'.R14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9cm" svg:y="0.593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39:'1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2.063cm" svg:y="3.664cm" style:legend-expansion="high" chart:style-name="ch3"/>
        <chart:plot-area chart:style-name="ch4" table:cell-range-address="MPI.J15:MPI.K20 MPI.I46:MPI.I48 MPI.K3:MPI.K14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K3:MPI.K8" chart:label-cell-address="MPI.I46:MPI.I46" chart:class="chart:line">
            <chart:data-point chart:repeated="6"/>
          </chart:series>
          <chart:series chart:style-name="ch8" chart:values-cell-range-address="MPI.K9:MPI.K14" chart:label-cell-address="MPI.I47:MPI.I47" chart:class="chart:line">
            <chart:data-point chart:repeated="6"/>
          </chart:series>
          <chart:series chart:style-name="ch9" chart:values-cell-range-address="MPI.K15:MPI.K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636">
                <text:p>1.0636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934">
                <text:p>0.9934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0.992">
                <text:p>0.992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0.9316">
                <text:p>0.931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Effizienz</text:p>
        </chart:title>
        <chart:legend chart:legend-position="end" svg:x="12.063cm" svg:y="3.664cm" style:legend-expansion="high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L3:MPI.L8" chart:label-cell-address="MPI.I46:MPI.I46" chart:class="chart:line">
            <chart:data-point chart:repeated="6"/>
          </chart:series>
          <chart:series chart:style-name="ch8" chart:values-cell-range-address="MPI.L9:MPI.L14" chart:label-cell-address="MPI.I47:MPI.I47" chart:class="chart:line">
            <chart:data-point chart:repeated="6"/>
          </chart:series>
          <chart:series chart:style-name="ch9" chart:values-cell-range-address="MPI.L15:MPI.L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31764">
                <text:p>0.531764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8342">
                <text:p>0.248342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4004">
                <text:p>0.124004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0884">
                <text:p>0.060884</text:p>
              </table:table-cell>
              <table:table-cell office:value-type="float" office:value="0.093164">
                <text:p>0.09316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906">
                <text:p>0.021906</text:p>
              </table:table-cell>
              <table:table-cell office:value-type="float" office:value="0.019776">
                <text:p>0.01977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79">
                <text:p>0.01279</text:p>
              </table:table-cell>
              <table:table-cell office:value-type="float" office:value="0.014376">
                <text:p>0.014376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337cm" svg:y="0.315cm" chart:style-name="ch2">
          <text:p>Kommunikationsanteil in %</text:p>
        </chart:title>
        <chart:legend chart:legend-position="end" svg:x="12.063cm" svg:y="3.663cm" style:legend-expansion="high" chart:style-name="ch3"/>
        <chart:plot-area chart:style-name="ch4" table:cell-range-address="MPI.J3:MPI.J8 MPI.I46:MPI.I48 MPI.P3:MPI.P20" chart:data-source-has-labels="both" svg:x="0.77cm" svg:y="1.631cm" svg:width="10.653cm" svg:height="6.769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P3:MPI.P8" chart:label-cell-address="MPI.I46:MPI.I46" chart:class="chart:line">
            <chart:data-point chart:repeated="6"/>
          </chart:series>
          <chart:series chart:style-name="ch9" chart:values-cell-range-address="MPI.P9:MPI.P14" chart:label-cell-address="MPI.I47:MPI.I47" chart:class="chart:line">
            <chart:data-point chart:repeated="6"/>
          </chart:series>
          <chart:series chart:style-name="ch10" chart:values-cell-range-address="MPI.P15:MPI.P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2578510237847">
                <text:p>0.35257851023784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599522053057517">
                <text:p>0.599522053057517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700805401131253">
                <text:p>0.700805401131253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46368363138073">
                <text:p>0.746368363138073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